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401cm" style:rel-column-width="13106*"/>
    </style:style>
    <style:style style:name="Tabelle1.C" style:family="table-column">
      <style:table-column-properties style:column-width="3.401cm" style:rel-column-width="1310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3.401cm" style:rel-column-width="13106*"/>
    </style:style>
    <style:style style:name="Tabelle2.C" style:family="table-column">
      <style:table-column-properties style:column-width="3.401cm" style:rel-column-width="13107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E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Übungsblatt 1</text:p>
      <text:p text:style-name="P1"/>
      <text:p text:style-name="P3">Aufgabe 1.1</text:p>
      <text:p text:style-name="P3"/>
      <text:p text:style-name="P4">(a) <text:tab/>Dame: Das Programm „Chinook“ kann seit 2007 nicht mehr geschlagen werden.</text:p>
      <text:p text:style-name="P4"><text:s text:c="6"/><text:tab/>Go: Für „Go“ konnte noch keine gute KI entwickelt werden, da es einfach eine zu <text:tab/>große Anzahl unterschiedlicher Stellungen gibt.</text:p>
      <text:p text:style-name="P4"/>
      <text:p text:style-name="P4">(b)<text:tab/>Beim Übersetzen von einer Sprache in eine andere werden Computerprogramme <text:tab/>immer besser. Dafür werden mittlerweile nicht mehr einfach nur einzelne Wörter <text:tab/>anhand von Wörterbüchern übersetzt, sondern es wird anhand von statistischen <text:tab/>Daten bzw. vorliegenden Übersetzungen analysiert, wie zusammenhängende <text:tab/>Wörter/Sätze/Strukturen bereits früher übersetzt wurden.</text:p>
      <text:p text:style-name="P4"/>
      <text:p text:style-name="P4">(c) <text:tab/>Autonome UAVs werden hauptsächlich im Militärbereich bereits erfolgreich <text:tab/>eingesetzt. Ein Beispiel für ein autonomes UAV ist „Stanley“, der die Darpa-<text:tab/>Challenge 2005 gewonnen hat.</text:p>
      <text:p text:style-name="P4"/>
      <text:p text:style-name="P4">(d)<text:tab/>1970 wurde der Roboter „Walking Truck“ entwickelt, der bis zu 250kg durch <text:tab/>unbefestigtes Gelände tragen konnte. Der Roboter musste allerdings von <text:tab/>Menschen ferngesteuert werden. Der Roboter „BigDog“ aus dem Jahr 2005 kann <text:tab/>bis zu 150kg autonom transportieren. </text:p>
      <text:p text:style-name="P4"/>
      <text:p text:style-name="P4">(e)<text:tab/>Bei der Gesichtserkennung sind Computerprogramme mittlerweile besser als <text:tab/>Menschen. Die Falscherkennungsrate liegt bei etwa einem Prozent.</text:p>
      <text:p text:style-name="P4"/>
      <text:p text:style-name="P4">(f)<text:tab/>Computerprogramme, wie Ego-Shooter spielen (Bots), sind recht gut. Die KI des <text:tab/>Unreal Tournament Bots zählte damals zu den besten Bots, die es gab.</text:p>
      <text:p text:style-name="P4"/>
      <text:p text:style-name="P4"/>
      <text:p text:style-name="P3">Aufgabe 1.2</text:p>
      <text:p text:style-name="P4"/>
      <text:p text:style-name="P4">(a) Performanzmessung ist die (externe) Rückmeldung aus der Umwelt darüber, wie „gut“ der Agent handelt. Eine Nutzenfunktion hingegen ist eine interne Abbildung des Agenten des Nutzen eines Zustands.</text:p>
      <text:p text:style-name="P4"/>
      <text:p text:style-name="P4">(b) Die Art der Performanzmessung ändert sich über einen Zeitraum nicht. Ein lernender Agent kann aber anhand der bisherigen Performanzmessung die Nutzenfunktion anpassen.</text:p>
      <text:p text:style-name="P4"/>
      <text:p text:style-name="P4"/>
      <text:p text:style-name="P3">Aufgabe 1.3</text:p>
      <text:p text:style-name="P3"/>
      <text:p text:style-name="P4">(a)</text:p>
      <text:p text:style-name="P4"/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A"/>
        <table:table-column table:style-name="Tabelle1.C"/>
        <table:table-row>
          <table:table-cell table:style-name="Tabelle1.A1" office:value-type="string">
            <text:p text:style-name="P7">Agent</text:p>
          </table:table-cell>
          <table:table-cell table:style-name="Tabelle1.A1" office:value-type="string">
            <text:p text:style-name="P7">Performance Measurement</text:p>
          </table:table-cell>
          <table:table-cell table:style-name="Tabelle1.A1" office:value-type="string">
            <text:p text:style-name="P7">Environment</text:p>
          </table:table-cell>
          <table:table-cell table:style-name="Tabelle1.A1" office:value-type="string">
            <text:p text:style-name="P7">Actuators</text:p>
          </table:table-cell>
          <table:table-cell table:style-name="Tabelle1.E1" office:value-type="string">
            <text:p text:style-name="P7">Sensors</text:p>
          </table:table-cell>
        </table:table-row>
        <table:table-row>
          <table:table-cell table:style-name="Tabelle1.A2" office:value-type="string">
            <text:p text:style-name="P7">Leichtathlet beim Hochsprung</text:p>
          </table:table-cell>
          <table:table-cell table:style-name="Tabelle1.A2" office:value-type="string">
            <text:p text:style-name="P7">Gesprungene Höhe</text:p>
          </table:table-cell>
          <table:table-cell table:style-name="Tabelle1.A2" office:value-type="string">
            <text:p text:style-name="P7">Stab, Latte auf zwei Ständern, Anlauf</text:p>
          </table:table-cell>
          <table:table-cell table:style-name="Tabelle1.A2" office:value-type="string">
            <text:p text:style-name="P7">Beine, Füße, Hände, Arme</text:p>
          </table:table-cell>
          <table:table-cell table:style-name="Tabelle1.E2" office:value-type="string">
            <text:p text:style-name="P7">Latte</text:p>
          </table:table-cell>
        </table:table-row>
        <table:table-row>
          <table:table-cell table:style-name="Tabelle1.A2" office:value-type="string">
            <text:p text:style-name="P7">Poker-Spieler</text:p>
          </table:table-cell>
          <table:table-cell table:style-name="Tabelle1.A2" office:value-type="string">
            <text:p text:style-name="P7">Gewinn</text:p>
          </table:table-cell>
          <table:table-cell table:style-name="Tabelle1.A2" office:value-type="string">
            <text:p text:style-name="P7">Pokertisch, <text:soft-page-break/>Mitspieler</text:p>
          </table:table-cell>
          <table:table-cell table:style-name="Tabelle1.A2" office:value-type="string">
            <text:p text:style-name="P7">Karten, Chips</text:p>
          </table:table-cell>
          <table:table-cell table:style-name="Tabelle1.E2" office:value-type="string">
            <text:p text:style-name="P7">Höhe der Chip-<text:soft-page-break/>Stapel</text:p>
          </table:table-cell>
        </table:table-row>
        <table:table-row>
          <table:table-cell table:style-name="Tabelle1.A2" office:value-type="string">
            <text:p text:style-name="P7">Conway's Spiel des Lebens</text:p>
          </table:table-cell>
          <table:table-cell table:style-name="Tabelle1.A2" office:value-type="string">
            <text:p text:style-name="P7">Anzahl lebender Zellen</text:p>
          </table:table-cell>
          <table:table-cell table:style-name="Tabelle1.A2" office:value-type="string">
            <text:p text:style-name="P7">Lebende und tote Zellen</text:p>
          </table:table-cell>
          <table:table-cell table:style-name="Tabelle1.A2" office:value-type="string">
            <text:p text:style-name="P7">Initiale Konfiguration</text:p>
          </table:table-cell>
          <table:table-cell table:style-name="Tabelle1.E2" office:value-type="string">
            <text:p text:style-name="P7">Zähler</text:p>
          </table:table-cell>
        </table:table-row>
      </table:table>
      <text:p text:style-name="P3"/>
      <text:p text:style-name="P4"/>
      <text:p text:style-name="P4">(b)</text:p>
      <text:p text:style-name="P4"/>
      <table:table table:name="Tabelle2" table:style-name="Tabelle2">
        <table:table-column table:style-name="Tabelle2.A" table:number-columns-repeated="2"/>
        <table:table-column table:style-name="Tabelle2.C"/>
        <table:table-column table:style-name="Tabelle2.A"/>
        <table:table-column table:style-name="Tabelle2.C"/>
        <table:table-row>
          <table:table-cell table:style-name="Tabelle2.A1" office:value-type="string">
            <text:p text:style-name="P7">Agent</text:p>
          </table:table-cell>
          <table:table-cell table:style-name="Tabelle2.A1" office:value-type="string">
            <text:p text:style-name="P7">Observable</text:p>
          </table:table-cell>
          <table:table-cell table:style-name="Tabelle2.A1" office:value-type="string">
            <text:p text:style-name="P7">Deterministic</text:p>
          </table:table-cell>
          <table:table-cell table:style-name="Tabelle2.A1" office:value-type="string">
            <text:p text:style-name="P7">Static</text:p>
          </table:table-cell>
          <table:table-cell table:style-name="Tabelle2.E1" office:value-type="string">
            <text:p text:style-name="P7">Discrete</text:p>
          </table:table-cell>
        </table:table-row>
        <table:table-row>
          <table:table-cell table:style-name="Tabelle2.A2" office:value-type="string">
            <text:p text:style-name="P7">Leichtathlet beim Hochsprung</text:p>
          </table:table-cell>
          <table:table-cell table:style-name="Tabelle2.A2" office:value-type="string">
            <text:p text:style-name="P7">Vollständig beobachtbar</text:p>
          </table:table-cell>
          <table:table-cell table:style-name="Tabelle2.A2" office:value-type="string">
            <text:p text:style-name="P7">deterministisch</text:p>
          </table:table-cell>
          <table:table-cell table:style-name="Tabelle2.A2" office:value-type="string">
            <text:p text:style-name="P7">dynamisch</text:p>
          </table:table-cell>
          <table:table-cell table:style-name="Tabelle2.E2" office:value-type="string">
            <text:p text:style-name="P7">kontinuierlich</text:p>
          </table:table-cell>
        </table:table-row>
        <table:table-row>
          <table:table-cell table:style-name="Tabelle2.A2" office:value-type="string">
            <text:p text:style-name="P7">Poker-Spieler</text:p>
          </table:table-cell>
          <table:table-cell table:style-name="Tabelle2.A2" office:value-type="string">
            <text:p text:style-name="P7">Teilweise beobachtbar</text:p>
          </table:table-cell>
          <table:table-cell table:style-name="Tabelle2.A2" office:value-type="string">
            <text:p text:style-name="P7">Strategisch</text:p>
          </table:table-cell>
          <table:table-cell table:style-name="Tabelle2.A2" office:value-type="string">
            <text:p text:style-name="P7">Statisch</text:p>
          </table:table-cell>
          <table:table-cell table:style-name="Tabelle2.E2" office:value-type="string">
            <text:p text:style-name="P7">Diskret</text:p>
          </table:table-cell>
        </table:table-row>
        <table:table-row>
          <table:table-cell table:style-name="Tabelle2.A2" office:value-type="string">
            <text:p text:style-name="P7">Conway's Spiel des Lebens</text:p>
          </table:table-cell>
          <table:table-cell table:style-name="Tabelle2.A2" office:value-type="string">
            <text:p text:style-name="P7">Vollständig beobachtbar</text:p>
          </table:table-cell>
          <table:table-cell table:style-name="Tabelle2.A2" office:value-type="string">
            <text:p text:style-name="P7">Deterministisch</text:p>
          </table:table-cell>
          <table:table-cell table:style-name="Tabelle2.A2" office:value-type="string">
            <text:p text:style-name="P7">Dynamisch</text:p>
          </table:table-cell>
          <table:table-cell table:style-name="Tabelle2.E2" office:value-type="string">
            <text:p text:style-name="P7">diskret</text:p>
          </table:table-cell>
        </table:table-row>
      </table:table>
      <text:p text:style-name="P3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roid Sans" style:font-size-asian="24pt" style:font-weight-asian="bold" style:font-name-complex="Lohit Hindi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1T10:47:44</meta:creation-date>
    <dc:date>2012-05-01T16:45:13</dc:date>
    <meta:editing-duration>PT28M17S</meta:editing-duration>
    <meta:editing-cycles>3</meta:editing-cycles>
    <meta:generator>LibreOffice/3.5$Linux_X86_64 LibreOffice_project/350m1$Build-202</meta:generator>
    <meta:document-statistic meta:table-count="2" meta:image-count="0" meta:object-count="0" meta:page-count="2" meta:paragraph-count="55" meta:word-count="314" meta:character-count="2348" meta:non-whitespace-character-count="2068"/>
  </office:meta>
</office:document-meta>
</file>